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de78a"/>
    </style:style>
    <style:style style:name="T1" style:family="text">
      <style:text-properties officeooo:rsid="001de7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IS 181: Introduction to Web Development</text:h>
      <text:h text:style-name="Heading_20_2" text:outline-level="2">Lab 1: Creating a Basic HTML Web Page</text:h>
      <text:h text:style-name="P1" text:outline-level="2"><text:span text:style-name="T1">Due Date</text:span>: <text:span text:style-name="T1">09/04/2024 @ 11:59pm</text:span></text:h>
      <text:h text:style-name="Heading_20_3" text:outline-level="3">Objective:</text:h>
      <text:p text:style-name="Standard">• Introduce students to HTML by creating a simple web page.<text:line-break/>• Understand the basic structure of an HTML document.<text:line-break/>• Learn how to use basic HTML tags to create and organize content on a web page.</text:p>
      <text:h text:style-name="Heading_20_3" text:outline-level="3">Lab Instructions:</text:h>
      <text:h text:style-name="Heading_20_4" text:outline-level="4">Part 1: Setting Up Your Environment</text:h>
      <text:p text:style-name="Standard">1. Choose a Text Editor:<text:line-break/> <text:s text:c="2"/>- Ensure that you have a text editor installed. Recommended options include Visual Studio Code, Sublime Text, or Atom.<text:line-break/> <text:s text:c="2"/>- Open your text editor and create a new folder named `Lab1_HTML` on your computer to store your files.<text:line-break/></text:p>
      <text:p text:style-name="Standard">2. Create an HTML File:<text:line-break/> <text:s text:c="2"/>- Inside the `Lab1_HTML` folder, create a new file named `index.html`.<text:line-break/> <text:s text:c="2"/>- This file will serve as the main HTML file for your web page.</text:p>
      <text:h text:style-name="Heading_20_4" text:outline-level="4">Part 2: Writing Your First HTML Document</text:h>
      <text:p text:style-name="Standard">1. Structure Your HTML Document:<text:line-break/> <text:s text:c="2"/>- Open `index.html` in your text editor and write the basic structure of an HTML document.<text:line-break/> <text:s text:c="2"/>```html<text:line-break/> <text:s text:c="2"/>&lt;!DOCTYPE html&gt;<text:line-break/> <text:s text:c="2"/>&lt;html lang="en"&gt;<text:line-break/> <text:s text:c="2"/>&lt;head&gt;<text:line-break/> <text:s text:c="6"/>&lt;meta charset="UTF-8"&gt;<text:line-break/> <text:s text:c="6"/>&lt;meta name="viewport" content="width=device-width, initial-scale=1.0"&gt;<text:line-break/> <text:s text:c="6"/>&lt;title&gt;My First HTML Web Page&lt;/title&gt;<text:line-break/> <text:s text:c="2"/>&lt;/head&gt;<text:line-break/> <text:s text:c="2"/>&lt;body&gt;<text:line-break/> <text:s text:c="6"/>&lt;!-- Content will go here --&gt;<text:line-break/> <text:s text:c="2"/>&lt;/body&gt;<text:line-break/> <text:s text:c="2"/>&lt;/html&gt;<text:line-break/> <text:s text:c="2"/>```<text:line-break/> <text:s text:c="2"/>- This code sets up the basic structure of an HTML document, including the document type <text:soft-page-break/>declaration (`&lt;!DOCTYPE html&gt;`), the `&lt;html&gt;`, `&lt;head&gt;`, and `&lt;body&gt;` tags, and a `&lt;title&gt;` tag that sets the title of the web page.</text:p>
      <text:p text:style-name="Standard">2. Add Content to Your Web Page:<text:line-break/> <text:s text:c="2"/>- Inside the `&lt;body&gt;` tags, add the following content:<text:line-break/> <text:s text:c="4"/>- A heading: `&lt;h1&gt;Welcome to My First HTML Web Page&lt;/h1&gt;`<text:line-break/> <text:s text:c="4"/>- A paragraph: `&lt;p&gt;This is a paragraph of text on my first HTML page. I am learning how to structure content using HTML tags.&lt;/p&gt;`<text:line-break/> <text:s text:c="4"/>- An image: `&lt;img src="https://via.placeholder.com/150" alt="Placeholder Image"&gt;`<text:line-break/> <text:s text:c="4"/>- A link: `&lt;a href="https://www.example.com"&gt;Visit Example Website&lt;/a&gt;`<text:line-break/> <text:s text:c="2"/>Example:<text:line-break/> <text:s text:c="2"/>```html<text:line-break/> <text:s text:c="2"/>&lt;h1&gt;Welcome to My First HTML Web Page&lt;/h1&gt;<text:line-break/> <text:s text:c="2"/>&lt;p&gt;This is a paragraph of text on my first HTML page. I am learning how to structure content using HTML tags.&lt;/p&gt;<text:line-break/> <text:s text:c="2"/>&lt;img src="https://via.placeholder.com/150" alt="Placeholder Image"&gt;<text:line-break/> <text:s text:c="2"/>&lt;p&gt;&lt;a href="https://www.example.com"&gt;Visit Example Website&lt;/a&gt;&lt;/p&gt;<text:line-break/> <text:s text:c="2"/>```</text:p>
      <text:p text:style-name="Standard">3. Save and Preview Your Web Page:<text:line-break/> <text:s text:c="2"/>- Save your changes in the text editor.<text:line-break/> <text:s text:c="2"/>- Open the `index.html` file in a web browser to see the web page you’ve created.</text:p>
      <text:h text:style-name="Heading_20_4" text:outline-level="4">Part 3: Adding More HTML Elements</text:h>
      <text:p text:style-name="Standard">1. Add a List:<text:line-break/> <text:s text:c="2"/>- Create an ordered or unordered list with at least three items:<text:line-break/> <text:s text:c="2"/>```html<text:line-break/> <text:s text:c="2"/>&lt;h2&gt;My Favorite Websites&lt;/h2&gt;<text:line-break/> <text:s text:c="2"/>&lt;ul&gt;<text:line-break/> <text:s text:c="6"/>&lt;li&gt;&lt;a href="https://www.google.com"&gt;Google&lt;/a&gt;&lt;/li&gt;<text:line-break/> <text:s text:c="6"/>&lt;li&gt;&lt;a href="https://www.youtube.com"&gt;YouTube&lt;/a&gt;&lt;/li&gt;<text:line-break/> <text:s text:c="6"/>&lt;li&gt;&lt;a href="https://www.wikipedia.org"&gt;Wikipedia&lt;/a&gt;&lt;/li&gt;<text:line-break/> <text:s text:c="2"/>&lt;/ul&gt;<text:line-break/> <text:s text:c="2"/>```</text:p>
      <text:p text:style-name="Standard">2. Add a Table:<text:line-break/> <text:s text:c="2"/>- Create a simple table with two rows and two columns:<text:line-break/> <text:s text:c="2"/>```html<text:line-break/> <text:s text:c="2"/>&lt;h2&gt;My Simple Table&lt;/h2&gt;<text:line-break/> <text:s text:c="2"/>&lt;table border="1"&gt;<text:line-break/> <text:s text:c="6"/>&lt;tr&gt;<text:line-break/> <text:s text:c="10"/>&lt;th&gt;Column 1&lt;/th&gt;<text:line-break/> <text:s text:c="10"/>&lt;th&gt;Column 2&lt;/th&gt;<text:line-break/> <text:s text:c="6"/>&lt;/tr&gt;<text:line-break/> <text:s text:c="6"/>&lt;tr&gt;<text:line-break/><text:soft-page-break/> <text:s text:c="10"/>&lt;td&gt;Row 1, Cell 1&lt;/td&gt;<text:line-break/> <text:s text:c="10"/>&lt;td&gt;Row 1, Cell 2&lt;/td&gt;<text:line-break/> <text:s text:c="6"/>&lt;/tr&gt;<text:line-break/> <text:s text:c="6"/>&lt;tr&gt;<text:line-break/> <text:s text:c="10"/>&lt;td&gt;Row 2, Cell 1&lt;/td&gt;<text:line-break/> <text:s text:c="10"/>&lt;td&gt;Row 2, Cell 2&lt;/td&gt;<text:line-break/> <text:s text:c="6"/>&lt;/tr&gt;<text:line-break/> <text:s text:c="2"/>&lt;/table&gt;<text:line-break/> <text:s text:c="2"/>```</text:p>
      <text:p text:style-name="Standard">3. Add a Form:<text:line-break/> <text:s text:c="2"/>- Create a simple form that includes a text input and a submit button:<text:line-break/> <text:s text:c="2"/>```html<text:line-break/> <text:s text:c="2"/>&lt;h2&gt;Contact Form&lt;/h2&gt;<text:line-break/> <text:s text:c="2"/>&lt;form action="#" method="post"&gt;<text:line-break/> <text:s text:c="6"/>&lt;label for="name"&gt;Name:&lt;/label&gt;&lt;br&gt;<text:line-break/> <text:s text:c="6"/>&lt;input type="text" id="name" name="name"&gt;&lt;br&gt;&lt;br&gt;<text:line-break/> <text:s text:c="6"/>&lt;input type="submit" value="Submit"&gt;<text:line-break/> <text:s text:c="2"/>&lt;/form&gt;<text:line-break/> <text:s text:c="2"/>```</text:p>
      <text:h text:style-name="Heading_20_4" text:outline-level="4">Part 4: Submission</text:h>
      <text:p text:style-name="Standard">1. Review Your Work:<text:line-break/> <text:s text:c="2"/>- Ensure that your HTML file is correctly structured and that all elements display as expected in the web browser.<text:line-break/> <text:s text:c="2"/>- Check that your code is well-organized and includes comments where necessary.</text:p>
      <text:p text:style-name="Standard">2. Submit Your File:<text:line-break/> <text:s text:c="2"/>- Submit the `index.html` file through <text:span text:style-name="T1">Brightspace and feel free to upload it on your GitHub page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8-28T14:39:28.738449066</dc:date>
    <meta:editing-duration>PT9M20S</meta:editing-duration>
    <meta:generator>LibreOffice/24.2.5.2$Linux_X86_64 LibreOffice_project/d6e8b0f3fc6e8af2b00cf4969fd0d2fa45b9a62e</meta:generator>
    <meta:document-statistic meta:table-count="0" meta:image-count="0" meta:object-count="0" meta:page-count="3" meta:paragraph-count="20" meta:word-count="545" meta:character-count="3896" meta:non-whitespace-character-count="3035"/>
    <meta:user-defined meta:name="AppVersion">14.0000</meta:user-defined>
    <meta:template xlink:type="simple" xlink:actuate="onRequest" xlink:title="Normal.dotm" xlink:href=""/>
  </office:meta>
</office:document-meta>
</file>